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6.59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Отклонения</text:p>
            <text:p>От среднего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Квадрат</text:p>
            <text:p>Отклонения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s отд</text:p>
          </table:table-cell>
          <table:table-cell/>
          <table:table-cell office:value-type="string" calcext:value-type="string">
            <text:p>s ср</text:p>
          </table:table-cell>
          <table:table-cell/>
          <table:table-cell office:value-type="string" calcext:value-type="string">
            <text:p>e отд</text:p>
          </table:table-cell>
          <table:table-cell/>
          <table:table-cell office:value-type="string" calcext:value-type="string">
            <text:p>E ср </text:p>
          </table:table-cell>
          <table:table-cell/>
        </table:table-row>
        <table:table-row table:style-name="ro2">
          <table:table-cell office:value-type="string" calcext:value-type="string">
            <text:p>o0</text:p>
          </table:table-cell>
          <table:table-cell office:value-type="float" office:value="2742020051" calcext:value-type="float">
            <text:p>2742020051</text:p>
          </table:table-cell>
          <table:table-cell office:value-type="float" office:value="2826440523" calcext:value-type="float">
            <text:p>2826440523</text:p>
          </table:table-cell>
          <table:table-cell office:value-type="float" office:value="2796925589" calcext:value-type="float">
            <text:p>2796925589</text:p>
          </table:table-cell>
          <table:table-cell table:formula="of:=AVERAGE([.B2:.D2])" office:value-type="float" office:value="2788462054.33333" calcext:value-type="float">
            <text:p>2788462054,33333</text:p>
          </table:table-cell>
          <table:table-cell/>
          <table:table-cell table:formula="of:=[.B2]-[.$E2]" office:value-type="float" office:value="-46442003.3333335" calcext:value-type="float">
            <text:p>-46442003,3333335</text:p>
          </table:table-cell>
          <table:table-cell table:formula="of:=[.C2]-[.$E2]" office:value-type="float" office:value="37978468.6666665" calcext:value-type="float">
            <text:p>37978468,6666665</text:p>
          </table:table-cell>
          <table:table-cell table:formula="of:=[.D2]-[.$E2]" office:value-type="float" office:value="8463534.66666651" calcext:value-type="float">
            <text:p>8463534,66666651</text:p>
          </table:table-cell>
          <table:table-cell table:number-columns-repeated="2"/>
          <table:table-cell table:formula="of:=[.G2]*[.G2]" office:value-type="float" office:value="2.15685967361336E+015" calcext:value-type="float">
            <text:p>2,15685967361336E+015</text:p>
          </table:table-cell>
          <table:table-cell table:formula="of:=[.H2]*[.H2]" office:value-type="float" office:value="1.44236408226497E+015" calcext:value-type="float">
            <text:p>1,44236408226497E+015</text:p>
          </table:table-cell>
          <table:table-cell table:formula="of:=[.I2]*[.I2]" office:value-type="float" office:value="71631419053865.8" calcext:value-type="float">
            <text:p>71631419053865,8</text:p>
          </table:table-cell>
          <table:table-cell table:formula="of:=SUM([.L2:.N2])" office:value-type="float" office:value="3670855174932195" calcext:value-type="float">
            <text:p>3670855174932195</text:p>
          </table:table-cell>
          <table:table-cell table:number-columns-repeated="2"/>
          <table:table-cell table:formula="of:=([.O2]/5)^0.5" office:value-type="float" office:value="27095590.692702" calcext:value-type="float">
            <text:p>27095590,692702</text:p>
          </table:table-cell>
          <table:table-cell/>
          <table:table-cell table:formula="of:=[.R2]/(5)^0.5" office:value-type="float" office:value="12117516.5358785" calcext:value-type="float">
            <text:p>12117516,5358785</text:p>
          </table:table-cell>
          <table:table-cell/>
          <table:table-cell table:formula="of:=[.R2]/[.E13]" office:value-type="float" office:value="0.0485851881157838" calcext:value-type="float">
            <text:p>0,0485851881157838</text:p>
          </table:table-cell>
          <table:table-cell/>
          <table:table-cell table:formula="of:=[.T2]/[.E2]" office:value-type="float" office:value="0.0043455913330603" calcext:value-type="float">
            <text:p>0,0043455913330603</text:p>
          </table:table-cell>
        </table:table-row>
        <table:table-row table:style-name="ro2">
          <table:table-cell office:value-type="string" calcext:value-type="string">
            <text:p>o3</text:p>
          </table:table-cell>
          <table:table-cell office:value-type="float" office:value="1334881968" calcext:value-type="float">
            <text:p>1334881968</text:p>
          </table:table-cell>
          <table:table-cell office:value-type="float" office:value="1335572762" calcext:value-type="float">
            <text:p>1335572762</text:p>
          </table:table-cell>
          <table:table-cell office:value-type="float" office:value="1312357759" calcext:value-type="float">
            <text:p>1312357759</text:p>
          </table:table-cell>
          <table:table-cell table:formula="of:=AVERAGE([.B3:.D3])" office:value-type="float" office:value="1327604163" calcext:value-type="float">
            <text:p>1327604163</text:p>
          </table:table-cell>
          <table:table-cell/>
          <table:table-cell table:formula="of:=[.B3]-[.$E3]" office:value-type="float" office:value="7277805" calcext:value-type="float">
            <text:p>7277805</text:p>
          </table:table-cell>
          <table:table-cell table:formula="of:=[.C3]-[.$E3]" office:value-type="float" office:value="7968599" calcext:value-type="float">
            <text:p>7968599</text:p>
          </table:table-cell>
          <table:table-cell table:formula="of:=[.D3]-[.$E3]" office:value-type="float" office:value="-15246404" calcext:value-type="float">
            <text:p>-15246404</text:p>
          </table:table-cell>
          <table:table-cell table:number-columns-repeated="2"/>
          <table:table-cell table:formula="of:=[.G3]*[.G3]" office:value-type="float" office:value="52966445618025" calcext:value-type="float">
            <text:p>52966445618025</text:p>
          </table:table-cell>
          <table:table-cell table:formula="of:=[.H3]*[.H3]" office:value-type="float" office:value="63498570022801" calcext:value-type="float">
            <text:p>63498570022801</text:p>
          </table:table-cell>
          <table:table-cell table:formula="of:=[.I3]*[.I3]" office:value-type="float" office:value="232452834931216" calcext:value-type="float">
            <text:p>232452834931216</text:p>
          </table:table-cell>
          <table:table-cell table:formula="of:=SUM([.L3:.N3])" office:value-type="float" office:value="348917850572042" calcext:value-type="float">
            <text:p>348917850572042</text:p>
          </table:table-cell>
          <table:table-cell table:number-columns-repeated="2"/>
          <table:table-cell table:formula="of:=([.O3]/5)^0.5" office:value-type="float" office:value="8353656.09265838" calcext:value-type="float">
            <text:p>8353656,09265838</text:p>
          </table:table-cell>
          <table:table-cell/>
          <table:table-cell table:formula="of:=[.R3]/(5)^0.5" office:value-type="float" office:value="3735868.57676788" calcext:value-type="float">
            <text:p>3735868,57676788</text:p>
          </table:table-cell>
          <table:table-cell/>
          <table:table-cell table:formula="of:=[.R3]/[.E14]" office:value-type="float" office:value="0.0314613961204428" calcext:value-type="float">
            <text:p>0,0314613961204428</text:p>
          </table:table-cell>
          <table:table-cell/>
          <table:table-cell table:formula="of:=[.T3]/[.E3]" office:value-type="float" office:value="0.00281399281569433" calcext:value-type="float">
            <text:p>0,00281399281569433</text:p>
          </table:table-cell>
        </table:table-row>
        <table:table-row table:style-name="ro2">
          <table:table-cell table:number-columns-repeated="6"/>
          <table:table-cell table:formula="of:=[.B4]-[.$E4]" office:value-type="float" office:value="0" calcext:value-type="float">
            <text:p>0</text:p>
          </table:table-cell>
          <table:table-cell table:formula="of:=[.C4]-[.$E4]" office:value-type="float" office:value="0" calcext:value-type="float">
            <text:p>0</text:p>
          </table:table-cell>
          <table:table-cell table:formula="of:=[.D4]-[.$E4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6"/>
          <table:table-cell table:formula="of:=[.B5]-[.$E5]" office:value-type="float" office:value="0" calcext:value-type="float">
            <text:p>0</text:p>
          </table:table-cell>
          <table:table-cell table:formula="of:=[.C5]-[.$E5]" office:value-type="float" office:value="0" calcext:value-type="float">
            <text:p>0</text:p>
          </table:table-cell>
          <table:table-cell table:formula="of:=[.D5]-[.$E5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0</text:p>
          </table:table-cell>
          <table:table-cell office:value-type="float" office:value="4365738051" calcext:value-type="float">
            <text:p>4365738051</text:p>
          </table:table-cell>
          <table:table-cell office:value-type="float" office:value="4301069990" calcext:value-type="float">
            <text:p>4301069990</text:p>
          </table:table-cell>
          <table:table-cell office:value-type="float" office:value="4332930619" calcext:value-type="float">
            <text:p>4332930619</text:p>
          </table:table-cell>
          <table:table-cell table:formula="of:=AVERAGE([.B6:.D6])" office:value-type="float" office:value="4333246220" calcext:value-type="float">
            <text:p>4333246220</text:p>
          </table:table-cell>
          <table:table-cell/>
          <table:table-cell table:formula="of:=[.B6]-[.$E6]" office:value-type="float" office:value="32491831" calcext:value-type="float">
            <text:p>32491831</text:p>
          </table:table-cell>
          <table:table-cell table:formula="of:=[.C6]-[.$E6]" office:value-type="float" office:value="-32176230" calcext:value-type="float">
            <text:p>-32176230</text:p>
          </table:table-cell>
          <table:table-cell table:formula="of:=[.D6]-[.$E6]" office:value-type="float" office:value="-315601" calcext:value-type="float">
            <text:p>-315601</text:p>
          </table:table-cell>
          <table:table-cell table:number-columns-repeated="2"/>
          <table:table-cell table:formula="of:=[.G6]*[.G6]" office:value-type="float" office:value="1055719081732561" calcext:value-type="float">
            <text:p>1055719081732561</text:p>
          </table:table-cell>
          <table:table-cell table:formula="of:=[.H6]*[.H6]" office:value-type="float" office:value="1035309777012900" calcext:value-type="float">
            <text:p>1035309777012900</text:p>
          </table:table-cell>
          <table:table-cell table:formula="of:=[.I6]*[.I6]" office:value-type="float" office:value="99603991201" calcext:value-type="float">
            <text:p>99603991201</text:p>
          </table:table-cell>
          <table:table-cell table:formula="of:=SUM([.L6:.N6])" office:value-type="float" office:value="2091128462736662" calcext:value-type="float">
            <text:p>2091128462736662</text:p>
          </table:table-cell>
          <table:table-cell table:number-columns-repeated="2"/>
          <table:table-cell table:formula="of:=([.O6]/5)^0.5" office:value-type="float" office:value="20450567.0470853" calcext:value-type="float">
            <text:p>20450567,0470853</text:p>
          </table:table-cell>
          <table:table-cell/>
          <table:table-cell table:formula="of:=[.R6]/(5)^0.5" office:value-type="float" office:value="9145771.61913998" calcext:value-type="float">
            <text:p>9145771,61913998</text:p>
          </table:table-cell>
          <table:table-cell/>
          <table:table-cell table:formula="of:=[.R6]/[.E17]" office:value-type="float" office:value="0.0235972825092377" calcext:value-type="float">
            <text:p>0,0235972825092377</text:p>
          </table:table-cell>
          <table:table-cell/>
          <table:table-cell table:formula="of:=[.T6]/[.E6]" office:value-type="float" office:value="0.0021106051109969" calcext:value-type="float">
            <text:p>0,0021106051109969</text:p>
          </table:table-cell>
        </table:table-row>
        <table:table-row table:style-name="ro2">
          <table:table-cell office:value-type="string" calcext:value-type="string">
            <text:p>o3</text:p>
          </table:table-cell>
          <table:table-cell office:value-type="float" office:value="792510492" calcext:value-type="float">
            <text:p>792510492</text:p>
          </table:table-cell>
          <table:table-cell office:value-type="float" office:value="805860572" calcext:value-type="float">
            <text:p>805860572</text:p>
          </table:table-cell>
          <table:table-cell office:value-type="float" office:value="803860861" calcext:value-type="float">
            <text:p>803860861</text:p>
          </table:table-cell>
          <table:table-cell table:formula="of:=AVERAGE([.B7:.D7])" office:value-type="float" office:value="800743975" calcext:value-type="float">
            <text:p>800743975</text:p>
          </table:table-cell>
          <table:table-cell/>
          <table:table-cell table:formula="of:=[.B7]-[.$E7]" office:value-type="float" office:value="-8233483" calcext:value-type="float">
            <text:p>-8233483</text:p>
          </table:table-cell>
          <table:table-cell table:formula="of:=[.C7]-[.$E7]" office:value-type="float" office:value="5116597" calcext:value-type="float">
            <text:p>5116597</text:p>
          </table:table-cell>
          <table:table-cell table:formula="of:=[.D7]-[.$E7]" office:value-type="float" office:value="3116886" calcext:value-type="float">
            <text:p>3116886</text:p>
          </table:table-cell>
          <table:table-cell table:number-columns-repeated="2"/>
          <table:table-cell table:formula="of:=[.G7]*[.G7]" office:value-type="float" office:value="67790242311289" calcext:value-type="float">
            <text:p>67790242311289</text:p>
          </table:table-cell>
          <table:table-cell table:formula="of:=[.H7]*[.H7]" office:value-type="float" office:value="26179564860409" calcext:value-type="float">
            <text:p>26179564860409</text:p>
          </table:table-cell>
          <table:table-cell table:formula="of:=[.I7]*[.I7]" office:value-type="float" office:value="9714978336996" calcext:value-type="float">
            <text:p>9714978336996</text:p>
          </table:table-cell>
          <table:table-cell table:formula="of:=SUM([.L7:.N7])" office:value-type="float" office:value="103684785508694" calcext:value-type="float">
            <text:p>103684785508694</text:p>
          </table:table-cell>
          <table:table-cell table:number-columns-repeated="2"/>
          <table:table-cell table:formula="of:=([.O7]/5)^0.5" office:value-type="float" office:value="4553784.9204523" calcext:value-type="float">
            <text:p>4553784,9204523</text:p>
          </table:table-cell>
          <table:table-cell/>
          <table:table-cell table:formula="of:=[.R7]/(5)^0.5" office:value-type="float" office:value="2036514.52740896" calcext:value-type="float">
            <text:p>2036514,52740896</text:p>
          </table:table-cell>
          <table:table-cell/>
          <table:table-cell table:formula="of:=[.R7]/[.E18]" office:value-type="float" office:value="0.0284347123589178" calcext:value-type="float">
            <text:p>0,0284347123589178</text:p>
          </table:table-cell>
          <table:table-cell/>
          <table:table-cell table:formula="of:=[.T7]/[.E7]" office:value-type="float" office:value="0.00254327799020775" calcext:value-type="float">
            <text:p>0,00254327799020775</text:p>
          </table:table-cell>
        </table:table-row>
        <table:table-row table:style-name="ro2">
          <table:table-cell table:number-columns-repeated="6"/>
          <table:table-cell table:formula="of:=[.B8]-[.$E8]" office:value-type="float" office:value="0" calcext:value-type="float">
            <text:p>0</text:p>
          </table:table-cell>
          <table:table-cell table:formula="of:=[.C8]-[.$E8]" office:value-type="float" office:value="0" calcext:value-type="float">
            <text:p>0</text:p>
          </table:table-cell>
          <table:table-cell table:formula="of:=[.D8]-[.$E8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6"/>
          <table:table-cell table:formula="of:=[.B9]-[.$E9]" office:value-type="float" office:value="0" calcext:value-type="float">
            <text:p>0</text:p>
          </table:table-cell>
          <table:table-cell table:formula="of:=[.C9]-[.$E9]" office:value-type="float" office:value="0" calcext:value-type="float">
            <text:p>0</text:p>
          </table:table-cell>
          <table:table-cell table:formula="of:=[.D9]-[.$E9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0</text:p>
          </table:table-cell>
          <table:table-cell office:value-type="float" office:value="1304991836" calcext:value-type="float">
            <text:p>1304991836</text:p>
          </table:table-cell>
          <table:table-cell office:value-type="float" office:value="1339500564" calcext:value-type="float">
            <text:p>1339500564</text:p>
          </table:table-cell>
          <table:table-cell office:value-type="float" office:value="1289256779" calcext:value-type="float">
            <text:p>1289256779</text:p>
          </table:table-cell>
          <table:table-cell table:formula="of:=AVERAGE([.B10:.D10])" office:value-type="float" office:value="1311249726.33333" calcext:value-type="float">
            <text:p>1311249726,33333</text:p>
          </table:table-cell>
          <table:table-cell/>
          <table:table-cell table:formula="of:=[.B10]-[.$E10]" office:value-type="float" office:value="-6257890.33333325" calcext:value-type="float">
            <text:p>-6257890,33333325</text:p>
          </table:table-cell>
          <table:table-cell table:formula="of:=[.C10]-[.$E10]" office:value-type="float" office:value="28250837.6666667" calcext:value-type="float">
            <text:p>28250837,6666667</text:p>
          </table:table-cell>
          <table:table-cell table:formula="of:=[.D10]-[.$E10]" office:value-type="float" office:value="-21992947.3333333" calcext:value-type="float">
            <text:p>-21992947,3333333</text:p>
          </table:table-cell>
          <table:table-cell table:number-columns-repeated="2"/>
          <table:table-cell table:formula="of:=[.G10]*[.G10]" office:value-type="float" office:value="39161191424025.8" calcext:value-type="float">
            <text:p>39161191424025,8</text:p>
          </table:table-cell>
          <table:table-cell table:formula="of:=[.H10]*[.H10]" office:value-type="float" office:value="798109828868357" calcext:value-type="float">
            <text:p>798109828868357</text:p>
          </table:table-cell>
          <table:table-cell table:formula="of:=[.I10]*[.I10]" office:value-type="float" office:value="483689732406770" calcext:value-type="float">
            <text:p>483689732406770</text:p>
          </table:table-cell>
          <table:table-cell table:formula="of:=SUM([.L10:.N10])" office:value-type="float" office:value="1.32096075269915E+015" calcext:value-type="float">
            <text:p>1,32096075269915E+015</text:p>
          </table:table-cell>
          <table:table-cell table:number-columns-repeated="2"/>
          <table:table-cell table:formula="of:=([.O10]/5)^0.5" office:value-type="float" office:value="16253988.7578351" calcext:value-type="float">
            <text:p>16253988,7578351</text:p>
          </table:table-cell>
          <table:table-cell/>
          <table:table-cell table:formula="of:=[.R10]/(5)^0.5" office:value-type="float" office:value="7269004.75360733" calcext:value-type="float">
            <text:p>7269004,75360733</text:p>
          </table:table-cell>
          <table:table-cell/>
          <table:table-cell table:formula="of:=[.R10]/[.E21]" office:value-type="float" office:value="0.0619789977126873" calcext:value-type="float">
            <text:p>0,0619789977126873</text:p>
          </table:table-cell>
          <table:table-cell/>
          <table:table-cell table:formula="of:=[.T10]/[.E10]" office:value-type="float" office:value="0.00554357008251491" calcext:value-type="float">
            <text:p>0,00554357008251491</text:p>
          </table:table-cell>
        </table:table-row>
        <table:table-row table:style-name="ro2">
          <table:table-cell office:value-type="string" calcext:value-type="string">
            <text:p>o3</text:p>
          </table:table-cell>
          <table:table-cell office:value-type="float" office:value="311838672" calcext:value-type="float">
            <text:p>311838672</text:p>
          </table:table-cell>
          <table:table-cell office:value-type="float" office:value="290258066" calcext:value-type="float">
            <text:p>290258066</text:p>
          </table:table-cell>
          <table:table-cell office:value-type="float" office:value="305759628" calcext:value-type="float">
            <text:p>305759628</text:p>
          </table:table-cell>
          <table:table-cell table:formula="of:=AVERAGE([.B11:.D11])" office:value-type="float" office:value="302618788.666667" calcext:value-type="float">
            <text:p>302618788,666667</text:p>
          </table:table-cell>
          <table:table-cell/>
          <table:table-cell table:formula="of:=[.B11]-[.$E11]" office:value-type="float" office:value="9219883.33333331" calcext:value-type="float">
            <text:p>9219883,33333331</text:p>
          </table:table-cell>
          <table:table-cell table:formula="of:=[.C11]-[.$E11]" office:value-type="float" office:value="-12360722.6666667" calcext:value-type="float">
            <text:p>-12360722,6666667</text:p>
          </table:table-cell>
          <table:table-cell table:formula="of:=[.D11]-[.$E11]" office:value-type="float" office:value="3140839.33333331" calcext:value-type="float">
            <text:p>3140839,33333331</text:p>
          </table:table-cell>
          <table:table-cell table:number-columns-repeated="2"/>
          <table:table-cell table:formula="of:=[.G11]*[.G11]" office:value-type="float" office:value="85006248680277.4" calcext:value-type="float">
            <text:p>85006248680277,4</text:p>
          </table:table-cell>
          <table:table-cell table:formula="of:=[.H11]*[.H11]" office:value-type="float" office:value="152787464842248" calcext:value-type="float">
            <text:p>152787464842248</text:p>
          </table:table-cell>
          <table:table-cell table:formula="of:=[.I11]*[.I11]" office:value-type="float" office:value="9864871717813.65" calcext:value-type="float">
            <text:p>9864871717813,65</text:p>
          </table:table-cell>
          <table:table-cell table:formula="of:=SUM([.L11:.N11])" office:value-type="float" office:value="247658585240339" calcext:value-type="float">
            <text:p>247658585240339</text:p>
          </table:table-cell>
          <table:table-cell table:number-columns-repeated="2"/>
          <table:table-cell table:formula="of:=([.O11]/5)^0.5" office:value-type="float" office:value="7037877.31124007" calcext:value-type="float">
            <text:p>7037877,31124007</text:p>
          </table:table-cell>
          <table:table-cell/>
          <table:table-cell table:formula="of:=[.R11]/(5)^0.5" office:value-type="float" office:value="3147434.41704725" calcext:value-type="float">
            <text:p>3147434,41704725</text:p>
          </table:table-cell>
          <table:table-cell/>
          <table:table-cell table:formula="of:=[.R11]/[.E22]" office:value-type="float" office:value="0.116282887494343" calcext:value-type="float">
            <text:p>0,116282887494343</text:p>
          </table:table-cell>
          <table:table-cell/>
          <table:table-cell table:formula="of:=[.T11]/[.E11]" office:value-type="float" office:value="0.0104006576422924" calcext:value-type="float">
            <text:p>0,0104006576422924</text:p>
          </table:table-cell>
        </table:table-row>
        <table:table-row table:style-name="ro2">
          <table:table-cell office:value-type="string" calcext:value-type="string">
            <text:p>отдельные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2]/5" office:value-type="float" office:value="548404010.2" calcext:value-type="float">
            <text:p>548404010,2</text:p>
          </table:table-cell>
          <table:table-cell table:formula="of:=[.C2]/5" office:value-type="float" office:value="565288104.6" calcext:value-type="float">
            <text:p>565288104,6</text:p>
          </table:table-cell>
          <table:table-cell table:formula="of:=[.D2]/5" office:value-type="float" office:value="559385117.8" calcext:value-type="float">
            <text:p>559385117,8</text:p>
          </table:table-cell>
          <table:table-cell table:formula="of:=AVERAGE([.B13:.D13])" office:value-type="float" office:value="557692410.866667" calcext:value-type="float">
            <text:p>557692410,866667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3]/5" office:value-type="float" office:value="266976393.6" calcext:value-type="float">
            <text:p>266976393,6</text:p>
          </table:table-cell>
          <table:table-cell table:formula="of:=[.C3]/5" office:value-type="float" office:value="267114552.4" calcext:value-type="float">
            <text:p>267114552,4</text:p>
          </table:table-cell>
          <table:table-cell table:formula="of:=[.D3]/5" office:value-type="float" office:value="262471551.8" calcext:value-type="float">
            <text:p>262471551,8</text:p>
          </table:table-cell>
          <table:table-cell table:formula="of:=AVERAGE([.B14:.D14])" office:value-type="float" office:value="265520832.6" calcext:value-type="float">
            <text:p>265520832,6</text:p>
          </table:table-cell>
          <table:table-cell table:number-columns-repeated="2"/>
          <table:table-cell table:style-name="ce1"/>
          <table:table-cell table:number-columns-repeated="9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17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6]/5" office:value-type="float" office:value="873147610.2" calcext:value-type="float">
            <text:p>873147610,2</text:p>
          </table:table-cell>
          <table:table-cell table:formula="of:=[.C6]/5" office:value-type="float" office:value="860213998" calcext:value-type="float">
            <text:p>860213998</text:p>
          </table:table-cell>
          <table:table-cell table:formula="of:=[.D6]/5" office:value-type="float" office:value="866586123.8" calcext:value-type="float">
            <text:p>866586123,8</text:p>
          </table:table-cell>
          <table:table-cell table:formula="of:=AVERAGE([.B17:.D17])" office:value-type="float" office:value="866649244" calcext:value-type="float">
            <text:p>866649244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7]/5" office:value-type="float" office:value="158502098.4" calcext:value-type="float">
            <text:p>158502098,4</text:p>
          </table:table-cell>
          <table:table-cell table:formula="of:=[.C7]/5" office:value-type="float" office:value="161172114.4" calcext:value-type="float">
            <text:p>161172114,4</text:p>
          </table:table-cell>
          <table:table-cell table:formula="of:=[.D7]/5" office:value-type="float" office:value="160772172.2" calcext:value-type="float">
            <text:p>160772172,2</text:p>
          </table:table-cell>
          <table:table-cell table:formula="of:=AVERAGE([.B18:.D18])" office:value-type="float" office:value="160148795" calcext:value-type="float">
            <text:p>160148795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17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10]/5" office:value-type="float" office:value="260998367.2" calcext:value-type="float">
            <text:p>260998367,2</text:p>
          </table:table-cell>
          <table:table-cell table:formula="of:=[.C10]/5" office:value-type="float" office:value="267900112.8" calcext:value-type="float">
            <text:p>267900112,8</text:p>
          </table:table-cell>
          <table:table-cell table:formula="of:=[.D10]/5" office:value-type="float" office:value="257851355.8" calcext:value-type="float">
            <text:p>257851355,8</text:p>
          </table:table-cell>
          <table:table-cell table:formula="of:=AVERAGE([.B21:.D21])" office:value-type="float" office:value="262249945.266667" calcext:value-type="float">
            <text:p>262249945,266667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2">
          <table:table-cell/>
          <table:table-cell table:formula="of:=[.B11]/5" office:value-type="float" office:value="62367734.4" calcext:value-type="float">
            <text:p>62367734,4</text:p>
          </table:table-cell>
          <table:table-cell table:formula="of:=[.C11]/5" office:value-type="float" office:value="58051613.2" calcext:value-type="float">
            <text:p>58051613,2</text:p>
          </table:table-cell>
          <table:table-cell table:formula="of:=[.D11]/5" office:value-type="float" office:value="61151925.6" calcext:value-type="float">
            <text:p>61151925,6</text:p>
          </table:table-cell>
          <table:table-cell table:formula="of:=AVERAGE([.B22:.D22])" office:value-type="float" office:value="60523757.7333333" calcext:value-type="float">
            <text:p>60523757,7333333</text:p>
          </table:table-cell>
          <table:table-cell table:number-columns-repeated="1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14:50:01.21812282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2:32:06.444524173</meta:creation-date>
    <dc:date>2025-04-17T14:50:08.324296991</dc:date>
    <meta:editing-duration>PT46M13S</meta:editing-duration>
    <meta:editing-cycles>3</meta:editing-cycles>
    <meta:generator>LibreOffice/24.8.5.2$Linux_X86_64 LibreOffice_project/480$Build-2</meta:generator>
    <meta:document-statistic meta:table-count="1" meta:cell-count="151" meta:object-count="0"/>
  </office:meta>
</office:document-meta>
</file>